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zra SIL" svg:font-family="'Ezra SIL'" style:font-pitch="variable"/>
    <style:font-face style:name="Frank Ruehl CLM" svg:font-family="'Frank Ruehl CL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none" draw:fill-color="#ffffff" draw:textarea-horizontal-align="left" draw:auto-grow-height="true" draw:auto-grow-width="false" fo:min-height="0.678cm" fo:min-width="0cm"/>
    </style:style>
    <style:style style:name="gr2" style:family="graphic" style:parent-style-name="standard">
      <style:graphic-properties draw:stroke="none" svg:stroke-color="#b2b2b2" draw:fill="none" draw:fill-color="#ffffff" draw:textarea-horizontal-align="left" draw:auto-grow-height="true" draw:auto-grow-width="false" fo:min-height="13.91cm" fo:min-width="0cm"/>
    </style:style>
    <style:style style:name="gr3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513cm" fo:min-width="4.185cm"/>
    </style:style>
    <style:style style:name="P1" style:family="paragraph">
      <style:text-properties fo:color="#999999" style:font-name="Arial" style:font-name-complex="Arial"/>
    </style:style>
    <style:style style:name="P2" style:family="paragraph">
      <loext:graphic-properties draw:fill="none" draw:fill-color="#ffffff"/>
      <style:text-properties fo:color="#999999" style:font-name="Arial" fo:font-size="16pt" style:font-size-asian="16pt" style:font-name-complex="Arial" style:font-size-complex="16pt"/>
    </style:style>
    <style:style style:name="P3" style:family="paragraph">
      <style:text-properties fo:color="#808080" style:font-name="Arial"/>
    </style:style>
    <style:style style:name="P4" style:family="paragraph">
      <style:paragraph-properties fo:margin-top="0cm" fo:margin-bottom="0.3cm" style:writing-mode="lr-tb">
        <style:tab-stops/>
      </style:paragraph-properties>
      <style:text-properties fo:color="#808080" style:font-name="Arial"/>
    </style:style>
    <style:style style:name="P5" style:family="paragraph">
      <loext:graphic-properties draw:fill="none" draw:fill-color="#ffffff"/>
      <style:text-properties fo:color="#808080" style:font-name="Arial" fo:font-size="14pt" style:font-size-asian="14pt" style:font-size-complex="14pt"/>
    </style:style>
    <style:style style:name="P6" style:family="paragraph">
      <style:text-properties fo:color="#999999" style:font-name="Arial"/>
    </style:style>
    <style:style style:name="P7" style:family="paragraph">
      <loext:graphic-properties draw:fill="none" draw:fill-color="#ffffff"/>
      <style:text-properties fo:color="#999999" style:font-name="Arial"/>
    </style:style>
    <style:style style:name="T1" style:family="text">
      <style:text-properties fo:color="#999999" style:font-name="Arial" fo:font-size="13pt" style:font-size-asian="13pt" style:font-name-complex="Arial" style:font-size-complex="13pt"/>
    </style:style>
    <style:style style:name="T2" style:family="text">
      <style:text-properties fo:color="#808080" style:font-name="Arial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808080" style:font-name="Arial" fo:font-size="14pt" style:font-size-asian="14pt" style:font-size-complex="14pt"/>
    </style:style>
    <style:style style:name="T4" style:family="text">
      <style:text-properties fo:color="#808080" style:font-name="Arial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999999" style:font-name="Arial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 text:min-label-width="0.4cm"/>
        <style:text-properties fo:font-family="StarSymbol" fo:color="#999999" fo:font-size="45%"/>
      </text:list-level-style-bullet>
      <text:list-level-style-bullet text:level="2" text:bullet-char="●">
        <style:list-level-properties text:space-before="0.4cm" text:min-label-width="0.4cm"/>
        <style:text-properties fo:font-family="StarSymbol" fo:color="#999999" fo:font-size="45%"/>
      </text:list-level-style-bullet>
      <text:list-level-style-bullet text:level="3" text:bullet-char="●">
        <style:list-level-properties text:space-before="0.6cm" text:min-label-width="0.4cm"/>
        <style:text-properties fo:font-family="StarSymbol" fo:color="#999999" fo:font-size="45%"/>
      </text:list-level-style-bullet>
      <text:list-level-style-bullet text:level="4" text:bullet-char="●">
        <style:list-level-properties text:space-before="0.8cm" text:min-label-width="0.4cm"/>
        <style:text-properties fo:font-family="StarSymbol" fo:color="#999999" fo:font-size="45%"/>
      </text:list-level-style-bullet>
      <text:list-level-style-bullet text:level="5" text:bullet-char="●">
        <style:list-level-properties text:space-before="1cm" text:min-label-width="0.4cm"/>
        <style:text-properties fo:font-family="StarSymbol" fo:color="#999999" fo:font-size="45%"/>
      </text:list-level-style-bullet>
      <text:list-level-style-bullet text:level="6" text:bullet-char="●">
        <style:list-level-properties text:space-before="1.2cm" text:min-label-width="0.4cm"/>
        <style:text-properties fo:font-family="StarSymbol" fo:color="#999999" fo:font-size="45%"/>
      </text:list-level-style-bullet>
      <text:list-level-style-bullet text:level="7" text:bullet-char="●">
        <style:list-level-properties text:space-before="1.4cm" text:min-label-width="0.4cm"/>
        <style:text-properties fo:font-family="StarSymbol" fo:color="#999999" fo:font-size="45%"/>
      </text:list-level-style-bullet>
      <text:list-level-style-bullet text:level="8" text:bullet-char="●">
        <style:list-level-properties text:space-before="1.6cm" text:min-label-width="0.4cm"/>
        <style:text-properties fo:font-family="StarSymbol" fo:color="#999999" fo:font-size="45%"/>
      </text:list-level-style-bullet>
      <text:list-level-style-bullet text:level="9" text:bullet-char="●">
        <style:list-level-properties text:space-before="1.8cm" text:min-label-width="0.4cm"/>
        <style:text-properties fo:font-family="StarSymbol" fo:color="#999999" fo:font-size="45%"/>
      </text:list-level-style-bullet>
      <text:list-level-style-bullet text:level="10" text:bullet-char="●">
        <style:list-level-properties text:space-before="2cm" text:min-label-width="0.4cm"/>
        <style:text-properties fo:font-family="StarSymbol" fo:color="#999999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99cm" svg:height="0.928cm" svg:x="25.6cm" svg:y="0.972cm">
          <draw:text-box>
            <text:p text:style-name="P1"><text:span text:style-name="T1">בס“ד</text:span></text:p>
          </draw:text-box>
        </draw:frame>
        <draw:frame draw:style-name="gr2" draw:text-style-name="P5" draw:layer="layout" svg:width="26.8cm" svg:height="14.16cm" svg:x="0.6cm" svg:y="2.24cm">
          <draw:text-box>
            <text:p text:style-name="P3"><text:span text:style-name="T2">Hinweise zum Gastmodus</text:span></text:p>
            <text:p text:style-name="P3"><text:span text:style-name="T3"/></text:p>
            <text:p text:style-name="P4"><text:span text:style-name="T3">Der Gastmodus stellt für jeden Benutzer eine neue <text:s/>Arbeitsumgebung bereit. Nach dem Auslogge oder Neustart des Computers sind daher alle Einstellungen und gespeicherten Inhalte gelöscht.</text:span></text:p>
            <text:p text:style-name="P4"><text:span text:style-name="T3">Eigene Dokumente und Arbeitsergebnisse müssen daher extern gespeichert werden, z.B. auf einem USB Stick oder im Internet. Datenträger können mit dem "Laufwerke" Programm formatiert werden.</text:span></text:p>
            <text:p text:style-name="P4"><text:span text:style-name="T3"/></text:p>
            <text:p text:style-name="P4"><text:span text:style-name="T4">Nützliche Tastaturbefehle:</text:span></text:p>
            <text:list text:style-name="L2">
              <text:list-item>
                <text:p text:style-name="P4"><text:span text:style-name="T3">Linke Alt-Shift zum Umschalten zwischen deutscher und hebräischer Tastatur</text:span></text:p>
              </text:list-item>
              <text:list-item>
                <text:p text:style-name="P4"><text:span text:style-name="T3">Die Windowstaste ruft das Programmmenü auf. Beim Halten der Taste werden Nummern in den Pogrammen der Startleiste gezeigt. Windows+Nummer dient zum Schnellstart und Umschalten zu den jeweiligen Programmen.</text:span></text:p>
              </text:list-item>
              <text:list-item>
                <text:p text:style-name="P4"><text:span text:style-name="T3">Alt-TAB schaltet zwischen offenen Programmen um.</text:span></text:p>
              </text:list-item>
              <text:list-item>
                <text:p text:style-name="P4"><text:span text:style-name="T3">Windows-W zeigt alle offenen Programme an</text:span></text:p>
              </text:list-item>
              <text:list-item>
                <text:p text:style-name="P4"><text:span text:style-name="T3">Ctrl-Windows-Alt-M maximiert das aktuelle Programm</text:span></text:p>
              </text:list-item>
              <text:list-item>
                <text:p text:style-name="P4"><text:span text:style-name="T3">Ctrl-Windows-Links und Ctrl-Windows-Rechts maximieren das aktuelle Programm auf den halben Bildschirm.</text:span></text:p>
              </text:list-item>
            </text:list>
          </draw:text-box>
        </draw:frame>
        <draw:frame draw:style-name="gr3" draw:text-style-name="P7" draw:layer="layout" svg:width="4.685cm" svg:height="0.763cm" svg:x="22.7cm" svg:y="16.5cm">
          <draw:text-box>
            <text:p text:style-name="P6"><text:span text:style-name="T5">Viel Spaß und Erfo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zra SIL" svg:font-family="'Ezra SIL'" style:font-pitch="variable"/>
    <style:font-face style:name="Frank Ruehl CLM" svg:font-family="'Frank Ruehl CL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33.368800255</meta:creation-date>
    <dc:date>2015-12-20T16:59:49.994087523</dc:date>
    <meta:editing-duration>PT7M38S</meta:editing-duration>
    <meta:editing-cycles>2</meta:editing-cycles>
    <meta:generator>LibreOffice/4.4.6.3$Linux_X86_64 LibreOffice_project/40m0$Build-3</meta:generator>
    <meta:document-statistic meta:object-count="3"/>
  </office:meta>
</office:document-meta>
</file>